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884cm" fo:margin-left="-0.411cm" table:align="left" style:writing-mode="lr-tb"/>
    </style:style>
    <style:style style:name="Tabla1.A" style:family="table-column">
      <style:table-column-properties style:column-width="2.441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3.251cm"/>
    </style:style>
    <style:style style:name="Tabla1.F" style:family="table-column">
      <style:table-column-properties style:column-width="4.5cm"/>
    </style:style>
    <style:style style:name="Tabla1.G" style:family="table-column">
      <style:table-column-properties style:column-width="1.441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none" style:writing-mode="lr-tb"/>
    </style:style>
    <style:style style:name="Tabla1.F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1.F2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1.F3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G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1.A1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1.C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1.G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1.A15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la1.A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0.036cm" fo:margin-left="-0.796cm" table:align="left" style:writing-mode="lr-tb"/>
    </style:style>
    <style:style style:name="Tabla2.A" style:family="table-column">
      <style:table-column-properties style:column-width="2.328cm"/>
    </style:style>
    <style:style style:name="Tabla2.B" style:family="table-column">
      <style:table-column-properties style:column-width="4.286cm"/>
    </style:style>
    <style:style style:name="Tabla2.C" style:family="table-column">
      <style:table-column-properties style:column-width="1.282cm"/>
    </style:style>
    <style:style style:name="Tabla2.D" style:family="table-column">
      <style:table-column-properties style:column-width="4.722cm"/>
    </style:style>
    <style:style style:name="Tabla2.E" style:family="table-column">
      <style:table-column-properties style:column-width="1.18cm"/>
    </style:style>
    <style:style style:name="Tabla2.F" style:family="table-column">
      <style:table-column-properties style:column-width="2.764cm"/>
    </style:style>
    <style:style style:name="Tabla2.G" style:family="table-column">
      <style:table-column-properties style:column-width="1.979cm"/>
    </style:style>
    <style:style style:name="Tabla2.H" style:family="table-column">
      <style:table-column-properties style:column-width="1.494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none" style:writing-mode="lr-tb"/>
    </style:style>
    <style:style style:name="Tabla2.G1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none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Tabla2.F2" style:family="table-cell">
      <style:table-cell-properties style:vertical-align="top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la2.G3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la2.4" style:family="table-row">
      <style:table-row-properties style:min-row-height="2.995cm" fo:keep-together="auto"/>
    </style:style>
    <style:style style:name="Tabla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F4" style:family="table-cell">
      <style:table-cell-properties style:vertical-align="top" fo:padding-left="0.191cm" fo:padding-right="0.191cm" fo:padding-top="0cm" fo:padding-bottom="0cm" fo:border-left="0.1pt solid #000000" fo:border-right="none" fo:border-top="0.1pt solid #000000" fo:border-bottom="0.1pt solid #000000" style:writing-mode="lr-tb"/>
    </style:style>
    <style:style style:name="Tabla2.H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la2.F5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Tabla2.H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H6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la2.A12" style:family="table-cell">
      <style:table-cell-properties style:vertical-align="top"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P1" style:family="paragraph" style:parent-style-name="Subtitle">
      <style:text-properties style:font-name="Times New Roman" fo:font-size="11pt" fo:language="es" fo:country="ES" fo:font-style="normal" fo:font-weight="bold" style:font-name-asian="Times New Roman" style:font-size-asian="11pt" style:font-style-asian="normal" style:font-weight-asian="bold" style:font-name-complex="Times New Roman" style:font-size-complex="10pt" style:font-style-complex="normal"/>
    </style:style>
    <style:style style:name="P2" style:family="paragraph" style:parent-style-name="Subtitle">
      <style:text-properties fo:font-size="4pt" style:font-size-asian="4pt" style:font-size-complex="4pt"/>
    </style:style>
    <style:style style:name="P3" style:family="paragraph" style:parent-style-name="Body_20_Text_20_2">
      <style:text-properties fo:font-weight="normal" style:font-weight-asian="normal"/>
    </style:style>
    <style:style style:name="P4" style:family="paragraph" style:parent-style-name="Heading">
      <style:text-properties fo:language="es" fo:country="ES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>
      <style:text-properties style:font-name="Times New Roman" fo:font-size="11pt" fo:language="es" fo:country="ES" fo:font-style="italic" fo:font-weight="normal" style:font-name-asian="Times New Roman" style:font-size-asian="11pt" style:font-style-asian="italic" style:font-weight-asian="normal" style:font-name-complex="Times New Roman" style:font-size-complex="10pt" style:font-style-complex="italic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paragraph-properties fo:text-align="center" style:justify-single-word="false"/>
      <style:text-properties fo:language="es" fo:country="ES"/>
    </style:style>
    <style:style style:name="P11" style:family="paragraph" style:parent-style-name="Standard">
      <style:text-properties fo:language="en" fo:country="I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text-properties fo:font-size="9pt" style:font-size-asian="9pt"/>
    </style:style>
    <style:style style:name="P14" style:family="paragraph" style:parent-style-name="Standard">
      <style:paragraph-properties style:snap-to-layout-grid="false"/>
      <style:text-properties fo:font-size="9pt" style:font-size-asian="9pt"/>
    </style:style>
    <style:style style:name="P15" style:family="paragraph" style:parent-style-name="Standard">
      <style:text-properties fo:font-size="9pt" style:font-size-asian="9pt" style:font-size-complex="9pt"/>
    </style:style>
    <style:style style:name="P16" style:family="paragraph" style:parent-style-name="Standard">
      <style:text-properties fo:font-size="9pt" fo:font-weight="bold" style:font-size-asian="9pt" style:font-weight-asian="bold"/>
    </style:style>
    <style:style style:name="P17" style:family="paragraph" style:parent-style-name="Standard">
      <style:text-properties fo:font-size="9pt" fo:font-weight="bold" style:font-size-asian="9pt" style:font-weight-asian="bold" style:font-weight-complex="bold"/>
    </style:style>
    <style:style style:name="P18" style:family="paragraph" style:parent-style-name="Standard">
      <style:text-properties fo:font-size="9pt" fo:language="es" fo:country="ES" style:font-size-asian="9pt"/>
    </style:style>
    <style:style style:name="P19" style:family="paragraph" style:parent-style-name="Standard">
      <style:paragraph-properties style:snap-to-layout-grid="false"/>
      <style:text-properties fo:font-size="9pt" fo:language="es" fo:country="ES" style:font-size-asian="9pt"/>
    </style:style>
    <style:style style:name="P20" style:family="paragraph" style:parent-style-name="Standard">
      <style:text-properties fo:font-size="9pt" fo:language="es" fo:country="ES" fo:font-style="italic" style:font-size-asian="9pt" style:font-style-asian="italic"/>
    </style:style>
    <style:style style:name="P21" style:family="paragraph" style:parent-style-name="Standard">
      <style:text-properties fo:font-size="9pt" fo:language="es" fo:country="ES" fo:font-weight="bold" style:font-size-asian="9pt" style:font-weight-asian="bold"/>
    </style:style>
    <style:style style:name="P22" style:family="paragraph" style:parent-style-name="Standard">
      <style:text-properties fo:font-size="9pt" fo:language="de" fo:country="DE" fo:font-weight="bold" style:font-size-asian="9pt" style:font-weight-asian="bold" style:font-weight-complex="bold"/>
    </style:style>
    <style:style style:name="P23" style:family="paragraph" style:parent-style-name="Standard">
      <style:text-properties fo:font-size="9pt" fo:language="de" fo:country="DE" style:font-size-asian="9pt"/>
    </style:style>
    <style:style style:name="P24" style:family="paragraph" style:parent-style-name="Standard">
      <style:text-properties fo:font-size="9pt" fo:font-style="italic" style:font-size-asian="9pt" style:font-style-asian="italic"/>
    </style:style>
    <style:style style:name="P25" style:family="paragraph" style:parent-style-name="Standard">
      <style:text-properties fo:font-size="9pt" fo:font-style="italic" style:font-size-asian="9pt" style:font-style-asian="italic" style:font-style-complex="italic"/>
    </style:style>
    <style:style style:name="P26" style:family="paragraph" style:parent-style-name="Standard">
      <style:text-properties fo:font-weight="bold" style:font-weight-asian="bold"/>
    </style:style>
    <style:style style:name="P27" style:family="paragraph" style:parent-style-name="Standard">
      <style:text-properties fo:language="de" fo:country="DE"/>
    </style:style>
    <style:style style:name="P28" style:family="paragraph" style:parent-style-name="Heading_20_3">
      <style:text-properties style:font-weight-complex="bold"/>
    </style:style>
    <style:style style:name="P29" style:family="paragraph" style:parent-style-name="Heading_20_1">
      <style:text-properties fo:font-weight="normal" style:font-weight-asian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/>
    </style:style>
    <style:style style:name="T3" style:family="text">
      <style:text-properties fo:language="es" fo:country="ES" fo:font-style="italic" fo:font-weight="bold" style:font-style-asian="italic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fo:language="es" fo:country="ES" fo:font-weight="bold" style:font-size-asian="11pt" style:font-weight-asian="bold"/>
    </style:style>
    <style:style style:name="T8" style:family="text">
      <style:text-properties style:text-position="super 58%" fo:font-size="11pt" fo:font-weight="bold" style:font-size-asian="11pt" style:font-weight-asian="bold"/>
    </style:style>
    <style:style style:name="T9" style:family="text">
      <style:text-properties style:text-position="super 58%" fo:font-size="11pt" fo:language="es" fo:country="ES" fo:font-weight="bold" style:font-size-asian="11pt" style:font-weight-asian="bold"/>
    </style:style>
    <style:style style:name="T10" style:family="text">
      <style:text-properties style:text-position="super 58%" fo:font-size="9pt" fo:font-weight="bold" style:font-size-asian="9pt" style:font-weight-asian="bold"/>
    </style:style>
    <style:style style:name="T11" style:family="text">
      <style:text-properties style:text-position="super 58%" fo:font-size="9pt" style:font-size-asian="9pt"/>
    </style:style>
    <style:style style:name="T12" style:family="text">
      <style:text-properties style:text-position="super 58%" fo:font-size="9pt" fo:language="es" fo:country="ES" style:font-size-asian="9pt"/>
    </style:style>
    <style:style style:name="T13" style:family="text">
      <style:text-properties fo:font-size="9pt" style:font-size-asian="9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bold" style:font-size-asian="9pt" style:font-weight-asian="bold"/>
    </style:style>
    <style:style style:name="T16" style:family="text">
      <style:text-properties fo:font-size="9pt" fo:font-weight="bold" style:font-size-asian="9pt" style:font-weight-asian="bold" style:font-weight-complex="bold"/>
    </style:style>
    <style:style style:name="T17" style:family="text">
      <style:text-properties fo:font-size="9pt" fo:language="es" fo:country="ES" style:font-size-asian="9pt"/>
    </style:style>
    <style:style style:name="T18" style:family="text">
      <style:text-properties fo:font-size="9pt" fo:language="es" fo:country="ES" style:text-underline-style="solid" style:text-underline-width="auto" style:text-underline-color="font-color" style:font-size-asian="9pt"/>
    </style:style>
    <style:style style:name="T19" style:family="text">
      <style:text-properties fo:font-size="9pt" fo:language="es" fo:country="ES" fo:font-style="italic" style:font-size-asian="9pt" style:font-style-asian="italic"/>
    </style:style>
    <style:style style:name="T20" style:family="text">
      <style:text-properties fo:font-size="9pt" fo:language="es" fo:country="ES" fo:font-weight="bold" style:font-size-asian="9pt" style:font-weight-asian="bold"/>
    </style:style>
    <style:style style:name="T21" style:family="text">
      <style:text-properties fo:font-size="9pt" style:text-underline-style="solid" style:text-underline-width="auto" style:text-underline-color="font-color" style:font-size-asian="9pt"/>
    </style:style>
    <style:style style:name="T22" style:family="text">
      <style:text-properties fo:font-size="9pt" fo:font-style="italic" style:font-size-asian="9pt" style:font-style-asian="italic"/>
    </style:style>
    <style:style style:name="T23" style:family="text">
      <style:text-properties fo:font-size="9pt" fo:font-style="italic" style:font-size-asian="9pt" style:font-style-asian="italic" style:font-style-complex="italic"/>
    </style:style>
    <style:style style:name="T24" style:family="text">
      <style:text-properties fo:font-size="9pt" fo:language="de" fo:country="DE" style:font-size-asian="9pt"/>
    </style:style>
    <style:style style:name="T25" style:family="text">
      <style:text-properties fo:font-size="9pt" fo:language="de" fo:country="DE" fo:font-style="italic" style:font-size-asian="9pt" style:font-style-asian="italic" style:font-style-complex="itali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4pt" style:font-size-asian="4pt" style:font-size-complex="4pt"/>
    </style:style>
    <style:style style:name="T29" style:family="text">
      <style:text-properties fo:language="de" fo:country="DE"/>
    </style:style>
    <style:style style:name="T30" style:family="text">
      <style:text-properties style:font-weight-complex="bold"/>
    </style:style>
    <style:style style:name="T31" style:family="text">
      <style:text-properties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Canarias Aikikai Aikido</text:p>
      <text:p text:style-name="P8"><text:span text:style-name="T7">Programa de entrenamiento</text:span><text:span text:style-name="T1"> <text:s text:c="3"/></text:span><text:span text:style-name="T6">6</text:span><text:span text:style-name="T8">°</text:span><text:span text:style-name="T6"> - 4</text:span><text:span text:style-name="T8">° <text:s/></text:span><text:span text:style-name="T6">KYU</text:span></text:p>
      <text:p text:style-name="P10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C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4"/>
          </table:table-cell>
          <table:table-cell table:style-name="Tabla1.B1" table:number-columns-spanned="2" office:value-type="string">
            <text:p text:style-name="Standard"><text:span text:style-name="T15">6</text:span><text:span text:style-name="T10">t°</text:span><text:span text:style-name="T15">Kyu</text:span></text:p>
          </table:table-cell>
          <table:covered-table-cell/>
          <table:table-cell table:style-name="Tabla1.B1" table:number-columns-spanned="2" office:value-type="string">
            <text:p text:style-name="Standard"><text:span text:style-name="T15">5</text:span><text:span text:style-name="T10">°</text:span><text:span text:style-name="T15"> Kyu</text:span></text:p>
          </table:table-cell>
          <table:covered-table-cell/>
          <table:table-cell table:style-name="Tabla1.F1" table:number-columns-spanned="2" office:value-type="string">
            <text:p text:style-name="Standard"><text:span text:style-name="T15">4</text:span><text:span text:style-name="T10">°</text:span><text:span text:style-name="T15"> Kyu</text:span>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6">Prerequisite para examar</text:p>
          </table:table-cell>
          <table:table-cell table:style-name="Tabla1.A2" table:number-columns-spanned="2" office:value-type="string">
            <text:p text:style-name="Standard"><text:span text:style-name="T17">Minimo 36 dias de practica </text:span></text:p>
            <text:p text:style-name="Standard"><text:span text:style-name="T17">3 punto de curso</text:span></text:p>
          </table:table-cell>
          <table:covered-table-cell/>
          <table:table-cell table:style-name="Tabla1.A2" table:number-columns-spanned="2" office:value-type="string">
            <text:p text:style-name="Standard"><text:span text:style-name="T17">Minimo 36 dias de practica</text:span></text:p>
            <text:p text:style-name="Standard"><text:span text:style-name="T17"><text:s/>3 puntos de curso despues <text:s/>6</text:span><text:span text:style-name="T12">th</text:span><text:span text:style-name="T17"> kyu</text:span></text:p>
            <text:p text:style-name="Standard"><text:span text:style-name="T17"><text:s text:c="22"/></text:span><text:span text:style-name="T13">como 6</text:span><text:span text:style-name="T11">th</text:span><text:span text:style-name="T13"> kyu, +</text:span></text:p>
          </table:table-cell>
          <table:covered-table-cell/>
          <table:table-cell table:style-name="Tabla1.F2" table:number-columns-spanned="2" office:value-type="string">
            <text:p text:style-name="Standard"><text:span text:style-name="T17">Minimo 72 dias de practica +</text:span></text:p>
            <text:p text:style-name="Standard"><text:span text:style-name="T17">6 puntos de cursos despues 5</text:span><text:span text:style-name="T12">th</text:span><text:span text:style-name="T17"> kyu</text:span></text:p>
            <text:p text:style-name="P18"><text:s text:c="16"/></text:p>
            <text:p text:style-name="Standard"><text:span text:style-name="T17"><text:s text:c="36"/></text:span><text:span text:style-name="T13">como 5</text:span><text:span text:style-name="T11">th</text:span><text:span text:style-name="T13"> kyu, + </text:span></text:p>
            <text:p text:style-name="P13"><text:s text:c="32"/></text:p>
          </table:table-cell>
          <table:covered-table-cell/>
        </table:table-row>
        <table:table-row table:style-name="Tabla1.1">
          <table:table-cell table:style-name="Tabla1.A3" office:value-type="string">
            <text:p text:style-name="P12"/>
            <text:p text:style-name="P17">Escenciales -&gt;</text:p>
            <text:p text:style-name="Standard"/>
            <text:p text:style-name="Standard"><text:span text:style-name="T15"><text:s/></text:span><text:span text:style-name="T13"><text:s/></text:span></text:p>
            <text:h text:style-name="Heading_20_1" text:outline-level="1"><text:s text:c="7"/></text:h>
            <text:h text:style-name="Heading_20_1" text:outline-level="1"><text:s text:c="4"/></text:h>
          </table:table-cell>
          <table:table-cell table:style-name="Tabla1.A3" table:number-columns-spanned="2" office:value-type="string">
            <text:p text:style-name="Standard"><text:span text:style-name="T21">Rei ho</text:span><text:span text:style-name="T13"> (etiqueta basico). <text:s/></text:span></text:p>
            <text:p text:style-name="Standard"><text:span text:style-name="T21">Kamae: </text:span><text:span text:style-name="T13">(postura) /</text:span><text:span text:style-name="T23"> seizaho.</text:span></text:p>
            <text:p text:style-name="P13">seiza, kiza , hanza, hanmi. </text:p>
            <text:p text:style-name="Standard"><text:span text:style-name="T18">Ukemi:</text:span><text:span text:style-name="T17"> (recibir con el cuerpo) Mae, ushiro, yoko, yokokaiten) . </text:span></text:p>
            <text:p text:style-name="Standard"><text:span text:style-name="T21">Sabaki: </text:span><text:span text:style-name="T13"><text:s/>ayumi ashi, kaiten, tenkan, irimi-tenkan <text:s/>&amp; <text:s/>Shikko.</text:span></text:p>
          </table:table-cell>
          <table:covered-table-cell/>
          <table:table-cell table:style-name="Tabla1.A3" table:number-columns-spanned="2" office:value-type="string">
            <text:p text:style-name="P13">Torifune/Furitama.</text:p>
            <text:p text:style-name="P13"/>
            <text:p text:style-name="P13">Gyaku-hanmi katatedori: irimi, sokumen, tenkan.</text:p>
            <text:p text:style-name="P13"/>
            <text:p text:style-name="P13">Ryotedori tenkanho/shihogiri</text:p>
          </table:table-cell>
          <table:covered-table-cell/>
          <table:table-cell table:style-name="Tabla1.F3" table:number-columns-spanned="2" office:value-type="string">
            <text:p text:style-name="P13">Ushiro ryotedori tenkanho. </text:p>
            <text:p text:style-name="P13"/>
            <text:p text:style-name="P13">Shutouchi shomen y yokomen in 4 &amp; 8 directiones.</text:p>
            <text:p text:style-name="P18">Chudan y jodan choku tsuki y furizuki.</text:p>
            <text:p text:style-name="P18"/>
          </table:table-cell>
          <table:covered-table-cell/>
        </table:table-row>
        <table:table-row table:style-name="Tabla1.1">
          <table:table-cell table:style-name="Tabla1.A3" office:value-type="string">
            <text:p text:style-name="P16">Kosadori</text:p>
          </table:table-cell>
          <table:table-cell table:style-name="Tabla1.A3" office:value-type="string">
            <text:p text:style-name="P13">Iriminage</text:p>
          </table:table-cell>
          <table:table-cell table:style-name="Tabla1.C4" office:value-type="string">
            <text:p text:style-name="P13">T</text:p>
          </table:table-cell>
          <table:table-cell table:style-name="Tabla1.A3" office:value-type="string">
            <text:p text:style-name="P13">Shihonage</text:p>
            <text:p text:style-name="P13">Ikkyo</text:p>
            <text:p text:style-name="P13">Nikyo</text:p>
            <text:p text:style-name="P13"/>
          </table:table-cell>
          <table:table-cell table:style-name="Tabla1.C4" office:value-type="string">
            <text:p text:style-name="P13">T</text:p>
            <text:p text:style-name="P13">T</text:p>
            <text:p text:style-name="P13">T</text:p>
          </table:table-cell>
          <table:table-cell table:style-name="Tabla1.A3" office:value-type="string">
            <text:p text:style-name="P13">Uchikaiten sankyo</text:p>
            <text:p text:style-name="P13">Kotegaeshi</text:p>
            <text:p text:style-name="P13">Udekime nage</text:p>
          </table:table-cell>
          <table:table-cell table:style-name="Tabla1.G4" office:value-type="string">
            <text:p text:style-name="P13">T</text:p>
            <text:p text:style-name="P13">T</text:p>
            <text:p text:style-name="P13">T</text:p>
          </table:table-cell>
        </table:table-row>
        <table:table-row table:style-name="Tabla1.1">
          <table:table-cell table:style-name="Tabla1.A3" office:value-type="string">
            <text:p text:style-name="P16">Katatedori</text:p>
          </table:table-cell>
          <table:table-cell table:style-name="Tabla1.A3" office:value-type="string">
            <text:p text:style-name="P13">Shihonage <text:s text:c="3"/></text:p>
          </table:table-cell>
          <table:table-cell table:style-name="Tabla1.C4" office:value-type="string">
            <text:p text:style-name="P13">T</text:p>
          </table:table-cell>
          <table:table-cell table:style-name="Tabla1.A3" office:value-type="string">
            <text:p text:style-name="P13">Shihonage <text:s text:c="2"/></text:p>
            <text:p text:style-name="P13">Iriminage</text:p>
            <text:p text:style-name="P13">Kaiten nage </text:p>
          </table:table-cell>
          <table:table-cell table:style-name="Tabla1.C4" office:value-type="string">
            <text:p text:style-name="P13">T, H</text:p>
            <text:p text:style-name="P13">T</text:p>
            <text:p text:style-name="P13">T</text:p>
          </table:table-cell>
          <table:table-cell table:style-name="Tabla1.A3" office:value-type="string">
            <text:p text:style-name="P13">Tenchinage</text:p>
            <text:p text:style-name="P13">Ikkyo, Nikyo</text:p>
            <text:p text:style-name="P13">Kotegaeshi</text:p>
            <text:p text:style-name="P13">Sumiotoshi</text:p>
          </table:table-cell>
          <table:table-cell table:style-name="Tabla1.G4" office:value-type="string">
            <text:p text:style-name="P13">T</text:p>
            <text:p text:style-name="P13">T</text:p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Ryotedori</text:p>
          </table:table-cell>
          <table:table-cell table:style-name="Tabla1.A3" office:value-type="string">
            <text:p text:style-name="P13">Kokyu ho </text:p>
            <text:p text:style-name="P13">Haishin-undo <text:s text:c="2"/></text:p>
          </table:table-cell>
          <table:table-cell table:style-name="Tabla1.C4" office:value-type="string">
            <text:p text:style-name="P13">S</text:p>
            <text:p text:style-name="P13">T</text:p>
          </table:table-cell>
          <table:table-cell table:style-name="Tabla1.A3" office:value-type="string">
            <text:p text:style-name="P13">Tenkanho</text:p>
            <text:p text:style-name="P13">Shihogiri</text:p>
            <text:p text:style-name="P13">Tenchinage <text:s text:c="3"/></text:p>
          </table:table-cell>
          <table:table-cell table:style-name="Tabla1.C4" office:value-type="string">
            <text:p text:style-name="P13">T</text:p>
            <text:p text:style-name="P13">T</text:p>
            <text:p text:style-name="P13">T</text:p>
          </table:table-cell>
          <table:table-cell table:style-name="Tabla1.A3" office:value-type="string">
            <text:p text:style-name="P13">Ikkyo, Nikyo, Iriminage</text:p>
            <text:p text:style-name="P13">Shihonage</text:p>
            <text:p text:style-name="P13">Kokyunage</text:p>
            <text:p text:style-name="P13">Nigiri ho</text:p>
            <text:p text:style-name="P13"/>
          </table:table-cell>
          <table:table-cell table:style-name="Tabla1.G4" office:value-type="string">
            <text:p text:style-name="P13">T</text:p>
            <text:p text:style-name="P13">T, H</text:p>
            <text:p text:style-name="P13">T, H</text:p>
            <text:p text:style-name="P13">S</text:p>
          </table:table-cell>
        </table:table-row>
        <table:table-row table:style-name="Tabla1.1">
          <table:table-cell table:style-name="Tabla1.A3" office:value-type="string">
            <text:p text:style-name="P16">Morotedor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Kokyunage **</text:p>
            <text:p text:style-name="P13">Tachiwaza kokyu ho (Rippo)</text:p>
          </table:table-cell>
          <table:table-cell table:style-name="Tabla1.C4" office:value-type="string">
            <text:p text:style-name="P13">T</text:p>
            <text:p text:style-name="P13">T</text:p>
          </table:table-cell>
          <table:table-cell table:style-name="Tabla1.A3" office:value-type="string">
            <text:p text:style-name="P13">Ikkyo, Nikyo</text:p>
            <text:p text:style-name="P13">Iriminage, Shihonage</text:p>
            <text:p text:style-name="P13">Kotegaeshi</text:p>
          </table:table-cell>
          <table:table-cell table:style-name="Tabla1.G4" office:value-type="string">
            <text:p text:style-name="P13">T</text:p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Katador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Ikkyo</text:p>
            <text:p text:style-name="P13">Nikyo <text:s text:c="8"/></text:p>
          </table:table-cell>
          <table:table-cell table:style-name="Tabla1.C4" office:value-type="string">
            <text:p text:style-name="P13">T, S</text:p>
            <text:p text:style-name="P13">T, S</text:p>
          </table:table-cell>
          <table:table-cell table:style-name="Tabla1.A3" office:value-type="string">
            <text:p text:style-name="P13">Sankyo</text:p>
            <text:p text:style-name="P13">Yonkyo</text:p>
            <text:p text:style-name="P13">Kokyunage (menuchi)**</text:p>
          </table:table-cell>
          <table:table-cell table:style-name="Tabla1.G4" office:value-type="string">
            <text:p text:style-name="P13">T, S</text:p>
            <text:p text:style-name="P13">T, S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Shomenuchi</text:p>
          </table:table-cell>
          <table:table-cell table:style-name="Tabla1.A3" office:value-type="string">
            <text:p text:style-name="P13">Ikkyo <text:s text:c="10"/></text:p>
            <text:p text:style-name="P13"/>
          </table:table-cell>
          <table:table-cell table:style-name="Tabla1.C4" office:value-type="string">
            <text:p text:style-name="P13">T, S</text:p>
          </table:table-cell>
          <table:table-cell table:style-name="Tabla1.A3" office:value-type="string">
            <text:p text:style-name="P13">Nikyo <text:s text:c="10"/></text:p>
            <text:p text:style-name="P13">Iriminage <text:s text:c="4"/></text:p>
          </table:table-cell>
          <table:table-cell table:style-name="Tabla1.C4" office:value-type="string">
            <text:p text:style-name="P13">T, S</text:p>
            <text:p text:style-name="P13">T, S</text:p>
          </table:table-cell>
          <table:table-cell table:style-name="Tabla1.A3" office:value-type="string">
            <text:p text:style-name="P13">Sankyo, Yonkyo</text:p>
            <text:p text:style-name="P13">Shihonage</text:p>
            <text:p text:style-name="P13">Kotegaeshi</text:p>
            <text:p text:style-name="P13">Kaiten nage</text:p>
            <text:p text:style-name="P13"/>
          </table:table-cell>
          <table:table-cell table:style-name="Tabla1.G4" office:value-type="string">
            <text:p text:style-name="P13">T, S</text:p>
            <text:p text:style-name="P13">T</text:p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Yokomenuch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Shihonage <text:s text:c="2"/></text:p>
            <text:p text:style-name="P13">Iriminage</text:p>
          </table:table-cell>
          <table:table-cell table:style-name="Tabla1.C4" office:value-type="string">
            <text:p text:style-name="P13">T</text:p>
            <text:p text:style-name="P13">T</text:p>
          </table:table-cell>
          <table:table-cell table:style-name="Tabla1.A3" office:value-type="string">
            <text:p text:style-name="P13">Ikkyo, Nikyo</text:p>
            <text:p text:style-name="P13">Sankyo, Yonkyo</text:p>
            <text:p text:style-name="P13">Kotegaeshi</text:p>
          </table:table-cell>
          <table:table-cell table:style-name="Tabla1.G4" office:value-type="string">
            <text:p text:style-name="P13">T, S</text:p>
            <text:p text:style-name="P13">T, S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Tsuk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Iriminage</text:p>
            <text:p text:style-name="P13">Kotegaeshi</text:p>
            <text:p text:style-name="P13">Ikkyo</text:p>
          </table:table-cell>
          <table:table-cell table:style-name="Tabla1.G4" office:value-type="string">
            <text:p text:style-name="P13">T</text:p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Ushiro ryotedor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Ikkyo</text:p>
            <text:p text:style-name="P13">Kokyunage **</text:p>
          </table:table-cell>
          <table:table-cell table:style-name="Tabla1.G4" office:value-type="string"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3" office:value-type="string">
            <text:p text:style-name="P16">Sodedori</text:p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4"/>
          </table:table-cell>
          <table:table-cell table:style-name="Tabla1.C4" office:value-type="string">
            <text:p text:style-name="P14"/>
          </table:table-cell>
          <table:table-cell table:style-name="Tabla1.A3" office:value-type="string">
            <text:p text:style-name="P13">Iriminage (sokumen)</text:p>
            <text:p text:style-name="P13">Kokyunage ** (soto)</text:p>
          </table:table-cell>
          <table:table-cell table:style-name="Tabla1.G4" office:value-type="string">
            <text:p text:style-name="P13">T</text:p>
            <text:p text:style-name="P13">T</text:p>
            <text:p text:style-name="P13"/>
          </table:table-cell>
        </table:table-row>
        <table:table-row table:style-name="Tabla1.1">
          <table:table-cell table:style-name="Tabla1.A14" office:value-type="string">
            <text:p text:style-name="P16">Munedori</text:p>
          </table:table-cell>
          <table:table-cell table:style-name="Tabla1.A14" office:value-type="string">
            <text:p text:style-name="P14"/>
          </table:table-cell>
          <table:table-cell table:style-name="Tabla1.C14" office:value-type="string">
            <text:p text:style-name="P14"/>
          </table:table-cell>
          <table:table-cell table:style-name="Tabla1.A14" office:value-type="string">
            <text:p text:style-name="P14"/>
          </table:table-cell>
          <table:table-cell table:style-name="Tabla1.C14" office:value-type="string">
            <text:p text:style-name="P14"/>
          </table:table-cell>
          <table:table-cell table:style-name="Tabla1.A14" office:value-type="string">
            <text:p text:style-name="P13">Ikkyo</text:p>
          </table:table-cell>
          <table:table-cell table:style-name="Tabla1.G14" office:value-type="string">
            <text:p text:style-name="P13">T</text:p>
            <text:p text:style-name="P13"/>
          </table:table-cell>
        </table:table-row>
        <table:table-row table:style-name="Tabla1.1">
          <table:table-cell table:style-name="Tabla1.A15" table:number-columns-spanned="7" office:value-type="string">
            <text:p text:style-name="P26"><text:s text:c="2"/>T: Tachiwaza <text:s text:c="3"/>S: Suwariwaza <text:s text:c="4"/>H: Hanmi handach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7" office:value-type="string">
            <text:p text:style-name="Standard"><text:span text:style-name="T2">** </text:span><text:span text:style-name="T1">Kokyunage</text:span><text:span text:style-name="T2"> – </text:span><text:span text:style-name="T1">el mismo en la forma jodan/tenka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6"/>
      <text:p text:style-name="Text_20_body"><text:span text:style-name="T17">La Asociacion Cultural Canarias Aikikai Aikido es autorisada para enzeñar Aikido en las Islas Canarias (españa) reconocido del la Aikikai Fundacion, Hombu Dojo, Tokyo Japon.</text:span></text:p>
      <text:p text:style-name="P8"><text:span text:style-name="T2"><text:s/></text:span><text:span text:style-name="T4">(2015)</text:span></text:p>
      <text:p text:style-name="P1"/>
      <text:p text:style-name="P7"/>
      <text:p text:style-name="Text_20_body"/>
      <text:p text:style-name="Text_20_body"/>
      <text:p text:style-name="P2"><text:soft-page-break/></text:p>
      <text:p text:style-name="P4">Canarias Aikikai Aikido</text:p>
      <text:p text:style-name="P8"><text:span text:style-name="T7">Programa de entrenamiento <text:s text:c="2"/>3°</text:span><text:span text:style-name="T9"> <text:s/></text:span><text:span text:style-name="T7">KYU – 1° KYU</text:span>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19"/>
          </table:table-cell>
          <table:table-cell table:style-name="Tabla2.B1" table:number-columns-spanned="2" office:value-type="string">
            <text:p text:style-name="Standard"><text:span text:style-name="T15">3° Kyu</text:span></text:p>
          </table:table-cell>
          <table:covered-table-cell/>
          <table:table-cell table:style-name="Tabla2.B1" table:number-columns-spanned="2" office:value-type="string">
            <text:p text:style-name="Standard"><text:span text:style-name="T15">2° <text:s/>Kyu</text:span></text:p>
          </table:table-cell>
          <table:covered-table-cell/>
          <table:table-cell table:style-name="Tabla2.B1" office:value-type="string">
            <text:p text:style-name="Standard"><text:span text:style-name="T15">1° <text:s/>Kyu</text:span></text:p>
          </table:table-cell>
          <table:table-cell table:style-name="Tabla2.G1" table:number-columns-spanned="2" office:value-type="string">
            <text:h text:style-name="Heading_20_2" text:outline-level="2">Dan grados</text:h>
          </table:table-cell>
          <table:covered-table-cell/>
        </table:table-row>
        <table:table-row table:style-name="Tabla2.1">
          <table:table-cell table:style-name="Tabla2.A2" office:value-type="string">
            <text:p text:style-name="Standard"><text:span text:style-name="T15">Prerequisite para examinar</text:span></text:p>
          </table:table-cell>
          <table:table-cell table:style-name="Tabla2.A2" table:number-columns-spanned="2" office:value-type="string">
            <text:p text:style-name="Standard"><text:span text:style-name="T13">Minimo 72 dias de practica</text:span></text:p>
            <text:p text:style-name="Standard"><text:span text:style-name="T17">+ 6 puntos de cursos despues de 4</text:span><text:span text:style-name="T12">th</text:span><text:span text:style-name="T17"> kyu</text:span></text:p>
            <text:p text:style-name="Standard"><text:span text:style-name="T17"><text:s text:c="14"/></text:span><text:span text:style-name="T13">como 4</text:span><text:span text:style-name="T11">th</text:span><text:span text:style-name="T13"> kyu, +</text:span></text:p>
          </table:table-cell>
          <table:covered-table-cell/>
          <table:table-cell table:style-name="Tabla2.A2" table:number-columns-spanned="2" office:value-type="string">
            <text:p text:style-name="Standard"><text:span text:style-name="T13">Minimo 90 dias de practica</text:span></text:p>
            <text:p text:style-name="Standard"><text:span text:style-name="T17">+ 12 puntos de cursos despues de 3rd kyu</text:span></text:p>
            <text:p text:style-name="Standard"><text:span text:style-name="T17"><text:s text:c="22"/></text:span><text:span text:style-name="T13">como 3</text:span><text:span text:style-name="T11">rd</text:span><text:span text:style-name="T13"> kyu, +</text:span></text:p>
          </table:table-cell>
          <table:covered-table-cell/>
          <table:table-cell table:style-name="Tabla2.F2" table:number-columns-spanned="3" office:value-type="string">
            <text:p text:style-name="Standard"><text:span text:style-name="T13">Minimo 100 dias de practica +</text:span></text:p>
            <text:p text:style-name="Standard"><text:span text:style-name="T17">20 puntos de cursos despues de 2</text:span><text:span text:style-name="T12">nd</text:span><text:span text:style-name="T17"> kyu</text:span></text:p>
            <text:p text:style-name="Standard"><text:span text:style-name="T17"><text:s text:c="8"/></text:span><text:span text:style-name="T13">como 2nd kyu, + <text:s text:c="32"/></text:span>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h text:style-name="Heading_20_1" text:outline-level="1">Escenciales -&gt;</text:h>
            <text:p text:style-name="Standard"/>
            <text:p text:style-name="Standard"><text:span text:style-name="T27">(incl. 6-4kyu)</text:span></text:p>
            <text:p text:style-name="Standard"/>
            <text:p text:style-name="Standard"/>
            <text:p text:style-name="P17"/>
            <text:p text:style-name="P17"/>
            <text:p text:style-name="P17"/>
            <text:p text:style-name="P17"/>
            <text:p text:style-name="P17">Attack </text:p>
          </table:table-cell>
          <table:table-cell table:style-name="Tabla2.A3" table:number-columns-spanned="2" office:value-type="string">
            <text:p text:style-name="P13">Bokken &amp; Tanken: suburi.</text:p>
            <text:p text:style-name="P13"/>
            <text:p text:style-name="Standard"><text:span text:style-name="T17">Patada (geri): Mae-,yoko-, &amp; mawarigeri.</text:span></text:p>
            <text:p text:style-name="P18"/>
            <text:p text:style-name="Standard"><text:span text:style-name="T17">Ukemi: osaewaza con tanto &amp; koshi waza.</text:span></text:p>
            <text:p text:style-name="P9"/>
            <text:p text:style-name="Standard"><text:span text:style-name="T13">Jiyuwa</text:span><text:span text:style-name="T24">za: sabaki </text:span><text:span text:style-name="T25">basicos</text:span><text:span text:style-name="T24"> (tainohenka)</text:span></text:p>
            <text:p text:style-name="P27"/>
            <text:p text:style-name="P22">- waza -</text:p>
          </table:table-cell>
          <table:covered-table-cell/>
          <table:table-cell table:style-name="Tabla2.A3" table:number-columns-spanned="2" office:value-type="string">
            <text:p text:style-name="P13">Jó suburi.</text:p>
            <text:p text:style-name="P13"/>
            <text:p text:style-name="Standard"><text:span text:style-name="T17">Taisabaki contra shomenuchi, tsuki y yokomenuchi con bokken, jo, y tanto.</text:span></text:p>
            <text:p text:style-name="P18"/>
            <text:p text:style-name="Standard"><text:span text:style-name="T17">Ukemi con bokken, jó &amp; tanto.</text:span></text:p>
            <text:p text:style-name="P18"/>
            <text:p text:style-name="Standard"><text:span text:style-name="T13">Jiyuwaza - nagewaza</text:span><text:span text:style-name="T22"> basicos.</text:span></text:p>
          </table:table-cell>
          <table:covered-table-cell/>
          <table:table-cell table:style-name="Tabla2.A3" office:value-type="string">
            <text:p text:style-name="Standard"><text:span text:style-name="T19">Shodan 120 dias <text:s/>(1 año min) #</text:span></text:p>
            <text:p text:style-name="Standard"><text:span text:style-name="T19">20 puntos cursos </text:span></text:p>
            <text:p text:style-name="P20"/>
            <text:p text:style-name="Standard"><text:span text:style-name="T22">Nidan 240 dias (Min2años) #</text:span></text:p>
            <text:p text:style-name="Standard"><text:span text:style-name="T22">40 puntos cursos </text:span></text:p>
            <text:p text:style-name="P24"/>
            <text:p text:style-name="Standard"><text:span text:style-name="T22">Sandan 360 dias</text:span></text:p>
            <text:p text:style-name="Standard"><text:span text:style-name="T22">(Min3años) #</text:span></text:p>
            <text:p text:style-name="Standard"><text:span text:style-name="T22">60 puntos cursos </text:span></text:p>
          </table:table-cell>
          <table:table-cell table:style-name="Tabla2.G3" table:number-columns-spanned="2" office:value-type="string">
            <text:p text:style-name="P24">Geri kokyunage,</text:p>
            <text:p text:style-name="P24">Kendori, Ninindori, Jiyuwaza, </text:p>
            <text:p text:style-name="P24"/>
            <text:p text:style-name="P24">Henka oyowaza, Futarigake, Jodori,</text:p>
            <text:p text:style-name="P24">Kaishiwaza</text:p>
            <text:p text:style-name="P24"/>
            <text:p text:style-name="P24">Kakarigeiko</text:p>
          </table:table-cell>
          <table:covered-table-cell/>
        </table:table-row>
        <table:table-row table:style-name="Tabla2.4">
          <table:table-cell table:style-name="Tabla2.A3" office:value-type="string">
            <text:p text:style-name="P16">Katatedori</text:p>
            <text:p text:style-name="P16"/>
            <text:p text:style-name="P25">(Sodedori)</text:p>
            <text:p text:style-name="P16"/>
          </table:table-cell>
          <table:table-cell table:style-name="Tabla2.A3" office:value-type="string">
            <text:p text:style-name="P18">Kotegaeshi (jo-,/chu-/ge dan)</text:p>
            <text:p text:style-name="P18">Udekiminage</text:p>
            <text:p text:style-name="P18">Kokyunage</text:p>
            <text:p text:style-name="P18">Sankyo, Yonkyo</text:p>
            <text:p text:style-name="P21">(Uchi-irimi-tenkan Kosadori)</text:p>
            <text:p text:style-name="P13">Shihonage, Iriminage.</text:p>
          </table:table-cell>
          <table:table-cell table:style-name="Tabla2.C4" office:value-type="string">
            <text:p text:style-name="P13">T, H</text:p>
            <text:p text:style-name="P13">T, H</text:p>
            <text:p text:style-name="P13">T, H</text:p>
            <text:p text:style-name="P13">T, H</text:p>
            <text:p text:style-name="P13"/>
            <text:p text:style-name="P13"/>
            <text:p text:style-name="P13">T</text:p>
          </table:table-cell>
          <table:table-cell table:style-name="Tabla2.A3" office:value-type="string">
            <text:p text:style-name="P23">Uchi-kaiten sankyo</text:p>
            <text:p text:style-name="P23">Uchi-kaiten nage</text:p>
            <text:p text:style-name="P23">Udegaraminage</text:p>
            <text:p text:style-name="P23">Udeshigi (rokyo)</text:p>
            <text:p text:style-name="P23">Sotokaiten katagatame</text:p>
            <text:p text:style-name="P23">Koshinage</text:p>
          </table:table-cell>
          <table:table-cell table:style-name="Tabla2.C4" office:value-type="string">
            <text:p text:style-name="P13">T</text:p>
            <text:p text:style-name="P13">H</text:p>
            <text:p text:style-name="P13">T</text:p>
            <text:p text:style-name="P13">T</text:p>
            <text:p text:style-name="P13">T</text:p>
            <text:p text:style-name="P13">T</text:p>
          </table:table-cell>
          <table:table-cell table:style-name="Tabla2.F4" table:number-columns-spanned="2" office:value-type="string">
            <text:p text:style-name="P13">Uchikaiten katagatame</text:p>
            <text:p text:style-name="P13">Advanced kokyunage</text:p>
            <text:p text:style-name="P3">Koshinage</text:p>
            <text:p text:style-name="Body_20_Text_20_2">(Uchi-irimi-tenkan gyaku hanmi Katatedori)</text:p>
            <text:p text:style-name="P13">Kotegaeshi</text:p>
            <text:p text:style-name="P13">Iriminage</text:p>
          </table:table-cell>
          <table:covered-table-cell/>
          <table:table-cell table:style-name="Tabla2.H4" office:value-type="string">
            <text:p text:style-name="P13">T, H</text:p>
            <text:p text:style-name="P13">T, H</text:p>
            <text:p text:style-name="P13">T</text:p>
            <text:p text:style-name="P13"/>
            <text:p text:style-name="P13"/>
            <text:p text:style-name="P13">T</text:p>
            <text:p text:style-name="P13">T</text:p>
            <text:p text:style-name="P13"/>
          </table:table-cell>
        </table:table-row>
        <table:table-row table:style-name="Tabla2.1">
          <table:table-cell table:style-name="Tabla2.A3" office:value-type="string">
            <text:p text:style-name="P16">Morotedori</text:p>
            <text:p text:style-name="Standard"><text:span text:style-name="T15">(</text:span><text:span text:style-name="T23">incl ushiro</text:span><text:span text:style-name="T15">)</text:span></text:p>
          </table:table-cell>
          <table:table-cell table:style-name="Tabla2.A3" office:value-type="string">
            <text:p text:style-name="P13">Nikyo</text:p>
            <text:p text:style-name="P13">Shihonage</text:p>
            <text:p text:style-name="P13">Udekiminage</text:p>
          </table:table-cell>
          <table:table-cell table:style-name="Tabla2.C4" office:value-type="string">
            <text:p text:style-name="P13">T</text:p>
            <text:p text:style-name="P13">T</text:p>
            <text:p text:style-name="P13">T</text:p>
          </table:table-cell>
          <table:table-cell table:style-name="Tabla2.A3" office:value-type="string">
            <text:p text:style-name="P13">Sankyo, Yonkyo</text:p>
            <text:p text:style-name="P13">Advanced kokyunage</text:p>
            <text:p text:style-name="P13">Udegarami-jujinage</text:p>
            <text:p text:style-name="P13">Koshinage</text:p>
          </table:table-cell>
          <table:table-cell table:style-name="Tabla2.C4" office:value-type="string">
            <text:p text:style-name="P13">T</text:p>
            <text:p text:style-name="P13">T</text:p>
            <text:p text:style-name="P13">T</text:p>
            <text:p text:style-name="P13">T</text:p>
          </table:table-cell>
          <table:table-cell table:style-name="Tabla2.F5" table:number-columns-spanned="2" office:value-type="string">
            <text:p text:style-name="P13">Kotegaeshi</text:p>
            <text:p text:style-name="P13">Iriminage</text:p>
            <text:p text:style-name="P13">Udekiminage</text:p>
            <text:p text:style-name="P13">Kokyunage</text:p>
          </table:table-cell>
          <table:covered-table-cell/>
          <table:table-cell table:style-name="Tabla2.H5" office:value-type="string">
            <text:p text:style-name="P13">S, H</text:p>
            <text:p text:style-name="P13">S, H</text:p>
            <text:p text:style-name="P13">S, H</text:p>
            <text:p text:style-name="P13">S, H</text:p>
          </table:table-cell>
        </table:table-row>
        <table:table-row table:style-name="Tabla2.1">
          <table:table-cell table:style-name="Tabla2.A3" office:value-type="string">
            <text:p text:style-name="P16">Ryotedori</text:p>
            <text:p text:style-name="P16"/>
            <text:p text:style-name="P16"/>
            <text:p text:style-name="P16"/>
            <text:p text:style-name="P16">Ryohijidori</text:p>
            <text:p text:style-name="P16"/>
          </table:table-cell>
          <table:table-cell table:style-name="Tabla2.A3" office:value-type="string">
            <text:p text:style-name="P13">Uchi-kaiten kokyunage</text:p>
            <text:p text:style-name="P13">Sankyo, Yonkyo</text:p>
            <text:p text:style-name="P13">Kotegaeshi (jo-, chu- , gedan)</text:p>
            <text:p text:style-name="P13"/>
            <text:p text:style-name="P13">Kokyunage</text:p>
          </table:table-cell>
          <table:table-cell table:style-name="Tabla2.C4" office:value-type="string">
            <text:p text:style-name="P13">T</text:p>
            <text:p text:style-name="P13">T/ H/S</text:p>
            <text:p text:style-name="P13">T</text:p>
            <text:p text:style-name="P13"/>
            <text:p text:style-name="P13">T</text:p>
          </table:table-cell>
          <table:table-cell table:style-name="Tabla2.A3" office:value-type="string">
            <text:p text:style-name="P13">Kokyunage</text:p>
            <text:p text:style-name="P13">Sumiotoshi</text:p>
            <text:p text:style-name="P13">Sotokaiten kokyunage</text:p>
            <text:p text:style-name="P13"/>
            <text:p text:style-name="P13">Iriminage, Ikkyo, Shihonage.</text:p>
          </table:table-cell>
          <table:table-cell table:style-name="Tabla2.C4" office:value-type="string">
            <text:p text:style-name="P13">T/H/S</text:p>
            <text:p text:style-name="P13">T, H</text:p>
            <text:p text:style-name="P13">T</text:p>
          </table:table-cell>
          <table:table-cell table:style-name="Tabla2.A3" table:number-columns-spanned="2" office:value-type="string">
            <text:p text:style-name="P13">Advanced kokyunage</text:p>
            <text:p text:style-name="P13">Tenchinage</text:p>
            <text:p text:style-name="P13">Koshinage</text:p>
            <text:p text:style-name="P13"/>
            <text:p text:style-name="P13">Aikiotoshi</text:p>
          </table:table-cell>
          <table:covered-table-cell/>
          <table:table-cell table:style-name="Tabla2.H6" office:value-type="string">
            <text:p text:style-name="P13">T/H/S</text:p>
            <text:p text:style-name="P13">H, S</text:p>
            <text:p text:style-name="P13">T</text:p>
            <text:p text:style-name="P13"/>
            <text:p text:style-name="P13">T</text:p>
          </table:table-cell>
        </table:table-row>
        <table:table-row table:style-name="Tabla2.1">
          <table:table-cell table:style-name="Tabla2.A3" office:value-type="string">
            <text:p text:style-name="P16">Katadori</text:p>
            <text:p text:style-name="P25">incl (Kata-menuchi)</text:p>
            <text:p text:style-name="P13">(&amp; Ryokata)</text:p>
          </table:table-cell>
          <table:table-cell table:style-name="Tabla2.A3" office:value-type="string">
            <text:p text:style-name="P13">Sankyo, Yonkyo,</text:p>
            <text:p text:style-name="P13">Shihonage</text:p>
            <text:p text:style-name="P13">Kokyunage</text:p>
          </table:table-cell>
          <table:table-cell table:style-name="Tabla2.C4" office:value-type="string">
            <text:p text:style-name="P13">T/H/S</text:p>
            <text:p text:style-name="P13">T/H/S</text:p>
            <text:p text:style-name="P13">T/H/S</text:p>
            <text:p text:style-name="P13"/>
          </table:table-cell>
          <table:table-cell table:style-name="Tabla2.A3" office:value-type="string">
            <text:p text:style-name="P13">Katagatame, Kotegaeshi</text:p>
            <text:p text:style-name="P13">Udekiminage</text:p>
            <text:p text:style-name="P13">Advanced kokyunage</text:p>
          </table:table-cell>
          <table:table-cell table:style-name="Tabla2.C4" office:value-type="string">
            <text:p text:style-name="P13">T</text:p>
            <text:p text:style-name="P13">T</text:p>
            <text:p text:style-name="P13">T</text:p>
            <text:p text:style-name="P13"/>
          </table:table-cell>
          <table:table-cell table:style-name="Tabla2.A3" table:number-columns-spanned="2" office:value-type="string">
            <text:p text:style-name="P23">Uchikaiten katagatame</text:p>
            <text:p text:style-name="P23">Advanced kokyunage</text:p>
            <text:p text:style-name="P23">Koshinage</text:p>
          </table:table-cell>
          <table:covered-table-cell/>
          <table:table-cell table:style-name="Tabla2.H6" office:value-type="string">
            <text:p text:style-name="P13">T, H</text:p>
            <text:p text:style-name="P13">T, H</text:p>
            <text:p text:style-name="P13">T</text:p>
          </table:table-cell>
        </table:table-row>
        <table:table-row table:style-name="Tabla2.1">
          <table:table-cell table:style-name="Tabla2.A3" office:value-type="string">
            <text:p text:style-name="P16">Shomenuchi</text:p>
            <text:p text:style-name="P16"/>
            <text:p text:style-name="Standard"><text:span text:style-name="T23">(Tantodori)</text:span><text:span text:style-name="T16">*</text:span></text:p>
          </table:table-cell>
          <table:table-cell table:style-name="Tabla2.A3" office:value-type="string">
            <text:p text:style-name="P13">Iriminage</text:p>
            <text:p text:style-name="P13">Gokyo*</text:p>
            <text:p text:style-name="P13">Sumiotoshi</text:p>
            <text:p text:style-name="P13">Uchi-kaiten sankyo*</text:p>
            <text:p text:style-name="P13">Kokyunage</text:p>
            <text:p text:style-name="P13">Udekiminage</text:p>
          </table:table-cell>
          <table:table-cell table:style-name="Tabla2.C4" office:value-type="string">
            <text:p text:style-name="P13">S*,H</text:p>
            <text:p text:style-name="P13">T*, S*</text:p>
            <text:p text:style-name="P13">T</text:p>
            <text:p text:style-name="P13">T*</text:p>
            <text:p text:style-name="P13">T</text:p>
            <text:p text:style-name="P13">T</text:p>
          </table:table-cell>
          <table:table-cell table:style-name="Tabla2.A3" office:value-type="string">
            <text:p text:style-name="P16">(Uchi-irimi-tenkan)</text:p>
            <text:p text:style-name="P13">Shihonage</text:p>
            <text:p text:style-name="P13">Kotegaeshi</text:p>
            <text:p text:style-name="P13">Kokyunage</text:p>
            <text:p text:style-name="P13">Advanced kokyunage</text:p>
            <text:p text:style-name="P17"/>
            <text:p text:style-name="P17"/>
          </table:table-cell>
          <table:table-cell table:style-name="Tabla2.C4" office:value-type="string">
            <text:p text:style-name="P14"/>
            <text:p text:style-name="P13">T</text:p>
            <text:p text:style-name="P13">T</text:p>
            <text:p text:style-name="P13">T</text:p>
            <text:p text:style-name="P13">T, H</text:p>
            <text:p text:style-name="P13"/>
          </table:table-cell>
          <table:table-cell table:style-name="Tabla2.A3" table:number-columns-spanned="2" office:value-type="string">
            <text:p text:style-name="P13">Koshinage</text:p>
            <text:p text:style-name="P13">Udegaraminage</text:p>
            <text:h text:style-name="Heading_20_1" text:outline-level="1">Katadori Shomenuchi</text:h>
            <text:p text:style-name="P13">Ikkyo, Nikyo, Sankyo, Yonkyo</text:p>
            <text:p text:style-name="P13">Shihonage, Kotegaeshi,</text:p>
            <text:p text:style-name="P13">Iriminage, Udekiminage.</text:p>
          </table:table-cell>
          <table:covered-table-cell/>
          <table:table-cell table:style-name="Tabla2.H6" office:value-type="string">
            <text:p text:style-name="P13">T</text:p>
            <text:p text:style-name="P13">S, T</text:p>
            <text:p text:style-name="P13"/>
            <text:p text:style-name="P13">T</text:p>
            <text:p text:style-name="P13">T</text:p>
            <text:p text:style-name="P13">T</text:p>
          </table:table-cell>
        </table:table-row>
        <table:table-row table:style-name="Tabla2.1">
          <table:table-cell table:style-name="Tabla2.A3" office:value-type="string">
            <text:p text:style-name="P16">Yokomenuchi</text:p>
            <text:p text:style-name="P16"/>
            <text:p text:style-name="Standard"><text:span text:style-name="T23">(Tantodori)</text:span><text:span text:style-name="T16">*</text:span></text:p>
          </table:table-cell>
          <table:table-cell table:style-name="Tabla2.A3" office:value-type="string">
            <text:p text:style-name="P13">*Shihonage, Ikkyo, Gokyo*, <text:s/>Udekiminage,</text:p>
            <text:p text:style-name="P13">Kaiten nage, Kokyunage</text:p>
          </table:table-cell>
          <table:table-cell table:style-name="Tabla2.C4" office:value-type="string">
            <text:p text:style-name="P13">H*</text:p>
            <text:p text:style-name="P13">T</text:p>
            <text:p text:style-name="P13">T</text:p>
            <text:p text:style-name="P13"/>
            <text:p text:style-name="P13"/>
          </table:table-cell>
          <table:table-cell table:style-name="Tabla2.A3" office:value-type="string">
            <text:p text:style-name="P13">Uchi-kaiten kokyunage</text:p>
            <text:p text:style-name="P13">Katagatame, Koshinage,</text:p>
            <text:p text:style-name="P13">Kotegasehi*, <text:s/>Rokyo*.</text:p>
            <text:p text:style-name="P13">Advanced kokyunage</text:p>
            <text:p text:style-name="P17"/>
          </table:table-cell>
          <table:table-cell table:style-name="Tabla2.C4" office:value-type="string">
            <text:p text:style-name="P13">T</text:p>
            <text:p text:style-name="P13">T</text:p>
            <text:p text:style-name="P13">T*,S*</text:p>
            <text:p text:style-name="P13">T, H</text:p>
            <text:p text:style-name="P13"/>
          </table:table-cell>
          <table:table-cell table:style-name="Tabla2.A3" table:number-columns-spanned="2" office:value-type="string">
            <text:h text:style-name="Heading_20_1" text:outline-level="1">Katadori Yokomenuchi</text:h>
            <text:p text:style-name="P13">Shihonage</text:p>
            <text:p text:style-name="P13">Udekiminage</text:p>
            <text:p text:style-name="P13">Ikkyo</text:p>
          </table:table-cell>
          <table:covered-table-cell/>
          <table:table-cell table:style-name="Tabla2.H6" office:value-type="string">
            <text:p text:style-name="P14"/>
            <text:p text:style-name="P13">T</text:p>
            <text:p text:style-name="P13">T</text:p>
            <text:p text:style-name="P13">T, H</text:p>
          </table:table-cell>
        </table:table-row>
        <table:table-row table:style-name="Tabla2.1">
          <table:table-cell table:style-name="Tabla2.A3" office:value-type="string">
            <text:p text:style-name="P16">Tsuki</text:p>
            <text:p text:style-name="P16"/>
            <text:p text:style-name="P25">(Munedori)</text:p>
            <text:p text:style-name="P16"/>
            <text:p text:style-name="Standard"><text:span text:style-name="T23">(Tantodori)</text:span><text:span text:style-name="T16">*</text:span></text:p>
          </table:table-cell>
          <table:table-cell table:style-name="Tabla2.A3" office:value-type="string">
            <text:p text:style-name="P16">(Chudan)</text:p>
            <text:p text:style-name="Standard"><text:span text:style-name="T13">Ikkyo, Nikyo</text:span><text:span text:style-name="T15">, </text:span><text:span text:style-name="T13">Sankyo*, Yonkyo, Gokyo</text:span><text:span text:style-name="T15">*</text:span></text:p>
            <text:p text:style-name="P16">(Jodan)</text:p>
            <text:p text:style-name="P13"><text:s/>Ikkyo, Iriminage*</text:p>
          </table:table-cell>
          <table:table-cell table:style-name="Tabla2.C4" office:value-type="string">
            <text:p text:style-name="P14"/>
            <text:p text:style-name="P13">T*</text:p>
            <text:p text:style-name="P13">T, S*</text:p>
            <text:p text:style-name="P13"/>
            <text:p text:style-name="P13">T</text:p>
            <text:p text:style-name="P13"/>
          </table:table-cell>
          <table:table-cell table:style-name="Tabla2.A3" office:value-type="string">
            <text:p text:style-name="P16">(Chudan)</text:p>
            <text:p text:style-name="P13"><text:s/>Udeshigi*, Sotokaitenage,</text:p>
            <text:p text:style-name="P13">Shihonage, Tenchinage</text:p>
            <text:p text:style-name="P16">(Jodan)</text:p>
            <text:p text:style-name="P13">Kokyunage, Kotegaeshi*,</text:p>
            <text:p text:style-name="P13"/>
          </table:table-cell>
          <table:table-cell table:style-name="Tabla2.C4" office:value-type="string">
            <text:p text:style-name="P14"/>
            <text:p text:style-name="P13">T*</text:p>
            <text:p text:style-name="P13">T</text:p>
            <text:p text:style-name="P13"/>
            <text:p text:style-name="P13">T*, H</text:p>
            <text:p text:style-name="P13"/>
          </table:table-cell>
          <table:table-cell table:style-name="Tabla2.A3" table:number-columns-spanned="2" office:value-type="string">
            <text:p text:style-name="P16">(Jodan)</text:p>
            <text:p text:style-name="Standard"><text:span text:style-name="T13">Nikyo, Sankyo</text:span><text:span text:style-name="T16">, </text:span><text:span text:style-name="T13">Shihonage*</text:span></text:p>
            <text:p text:style-name="P17"/>
            <text:p text:style-name="P16">Katadori Tsuki (Jodan)</text:p>
            <text:p text:style-name="P13">Ikkyo</text:p>
            <text:p text:style-name="P13"/>
          </table:table-cell>
          <table:covered-table-cell/>
          <table:table-cell table:style-name="Tabla2.H6" office:value-type="string">
            <text:p text:style-name="P14"/>
            <text:p text:style-name="P13">T</text:p>
            <text:p text:style-name="P13"/>
            <text:p text:style-name="P13"/>
            <text:p text:style-name="P13">T</text:p>
            <text:p text:style-name="P13"/>
          </table:table-cell>
        </table:table-row>
        <table:table-row table:style-name="Tabla2.1">
          <table:table-cell table:style-name="Tabla2.A3" office:value-type="string">
            <text:p text:style-name="P16">Ushiro waza</text:p>
            <text:p text:style-name="P16">- Ryotedori 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- Ryokatadori</text:p>
            <text:p text:style-name="P16">- Ryohijidori</text:p>
          </table:table-cell>
          <table:table-cell table:style-name="Tabla2.A3" office:value-type="string">
            <text:h text:style-name="P29" text:outline-level="1">Ikkyo, Ni -/,San-/Yon -kyo </text:h>
            <text:p text:style-name="P13">Jujigarami &amp; Shihonage, </text:p>
            <text:p text:style-name="Standard"/>
            <text:p text:style-name="Standard"><text:span text:style-name="T15">Ushiro</text:span><text:span text:style-name="T13"> </text:span><text:span text:style-name="T15">Katatedori Kubejimi</text:span></text:p>
            <text:p text:style-name="P13">Ikkyo, Iriminage</text:p>
            <text:p text:style-name="P13">Jujigaraminage, Kokyunage</text:p>
            <text:p text:style-name="P13"/>
            <text:p text:style-name="P13"/>
            <text:p text:style-name="P13">Ikkyo, Sankyo, Kokyunage</text:p>
            <text:p text:style-name="P13">Ikkyo, Sankyo, Kokyunage</text:p>
          </table:table-cell>
          <table:table-cell table:style-name="Tabla2.C4" office:value-type="string">
            <text:p text:style-name="P13">T, H</text:p>
            <text:p text:style-name="P13">T</text:p>
            <text:p text:style-name="P13"/>
            <text:p text:style-name="P13">T</text:p>
            <text:p text:style-name="P13">T</text:p>
            <text:p text:style-name="P13"/>
            <text:p text:style-name="P13">T</text:p>
            <text:p text:style-name="P13"/>
            <text:p text:style-name="P13">T</text:p>
            <text:p text:style-name="P13">T</text:p>
          </table:table-cell>
          <table:table-cell table:style-name="Tabla2.A3" office:value-type="string">
            <text:p text:style-name="P13">Kotegaeshi, varied Kokyunage</text:p>
            <text:p text:style-name="P16"/>
            <text:p text:style-name="P16"/>
            <text:p text:style-name="P16">Ushiro Katatedori Kubejimi</text:p>
            <text:p text:style-name="P13">Sankyo, <text:s/>Koshinage</text:p>
            <text:h text:style-name="P28" text:outline-level="3">Ushiro-Munedakijime</text:h>
            <text:p text:style-name="P15">Shihonage, Kotegaeshi</text:p>
            <text:p text:style-name="P15"/>
            <text:p text:style-name="P15">Iriminage, Aikiotoshi, Shihonage</text:p>
            <text:p text:style-name="P15">Iriminage, Aikiotoshi, Kotegaeshi</text:p>
          </table:table-cell>
          <table:table-cell table:style-name="Tabla2.C4" office:value-type="string">
            <text:p text:style-name="P13">T</text:p>
            <text:p text:style-name="P13"/>
            <text:p text:style-name="P13"/>
            <text:p text:style-name="P13">T</text:p>
            <text:p text:style-name="P13"/>
            <text:p text:style-name="P13">T</text:p>
            <text:p text:style-name="P13"/>
            <text:p text:style-name="P13"/>
            <text:p text:style-name="P13">T</text:p>
            <text:p text:style-name="P13">T</text:p>
          </table:table-cell>
          <table:table-cell table:style-name="Tabla2.A3" table:number-columns-spanned="2" office:value-type="string">
            <text:p text:style-name="P13">Koshinage, Iriminage, Kaitennage</text:p>
            <text:p text:style-name="P16"/>
            <text:p text:style-name="P16"/>
            <text:p text:style-name="P16">Ushiro Katatedori Kubijimi</text:p>
            <text:p text:style-name="P13">Shihonage, Kotegaeshi</text:p>
            <text:h text:style-name="Heading_20_1" text:outline-level="1">Ushiro-Munedakijime</text:h>
            <text:p text:style-name="Standard"><text:span text:style-name="T14">Ikkyo, Iriminage, </text:span><text:span text:style-name="T13">Kokyunage</text:span></text:p>
            <text:h text:style-name="Heading_20_1" text:outline-level="1"/>
            <text:h text:style-name="Heading_20_1" text:outline-level="1">Ushiro Eridori</text:h>
            <text:p text:style-name="P13">Iriminage, Ikkyo, Kokyunage.</text:p>
            <text:p text:style-name="P13"/>
          </table:table-cell>
          <table:covered-table-cell/>
          <table:table-cell table:style-name="Tabla2.H6" office:value-type="string">
            <text:p text:style-name="P13">T</text:p>
            <text:p text:style-name="P13"/>
            <text:p text:style-name="P13"/>
            <text:p text:style-name="P13"/>
            <text:p text:style-name="P13">T</text:p>
            <text:p text:style-name="P13"/>
            <text:p text:style-name="P13">T</text:p>
            <text:p text:style-name="P13"/>
            <text:p text:style-name="P13"/>
            <text:p text:style-name="P13">T</text:p>
          </table:table-cell>
        </table:table-row>
        <table:table-row table:style-name="Tabla2.1">
          <table:table-cell table:style-name="Tabla2.A12" table:number-columns-spanned="8" office:value-type="string">
            <text:p text:style-name="Standard"><text:span text:style-name="T2"><text:s/>T: Tachiwaza <text:s text:c="3"/>S: Suwariwaza <text:s text:c="4"/>H: Hanmi handachi <text:s text:c="22"/>#</text:span><text:span text:style-name="T3"> Asumida sobre 12 dias de entrenamiento por m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Text_20_body"><text:span text:style-name="T17">La Asociacion Cultural Canarias Aikikai Aikido es autorisada para enzeñar Aikido en las Islas Canarias (españa) reconocido del la Aikikai Fundacion, Hombu Dojo, Tokyo Japon.</text:span></text:p>
      <text:p text:style-name="P8"><text:span text:style-name="T2"><text:s/></text:span><text:span text:style-name="T4">(201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ourier New" svg:font-family="'Courier New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8pt" fo:font-weight="bold" style:font-size-asian="8pt" style:font-weight-asian="bold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9pt" fo:font-weight="bold" style:font-size-asian="9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9pt" fo:font-style="italic" fo:font-weight="bold" style:font-size-asian="9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text-properties fo:font-size="9pt" fo:font-weight="bold" style:font-size-asian="9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standardschriftart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1.501cm" fo:margin-right="1.501cm" fo:background-color="#ffffff" style:writing-mode="lr-tb" style:layout-grid-color="#c0c0c0" style:layout-grid-lines="2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6th Kyu</dc:title>
    <meta:initial-creator>Lucie</meta:initial-creator>
    <meta:creation-date>2015-12-05T15:22:00</meta:creation-date>
    <dc:creator>Rüdiger Welke</dc:creator>
    <dc:date>2015-12-05T15:22:00</dc:date>
    <meta:print-date>2015-09-21T14:09:00</meta:print-date>
    <meta:editing-cycles>2</meta:editing-cycles>
    <meta:document-statistic meta:table-count="2" meta:image-count="0" meta:object-count="0" meta:page-count="2" meta:paragraph-count="424" meta:word-count="873" meta:character-count="5590" meta:non-whitespace-character-count="4807"/>
    <meta:generator>LibreOffice/5.0.3.2$Linux_X86_64 LibreOffice_project/00m0$Build-2</meta:generator>
  </office:meta>
</office:document-meta>
</file>